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695" officeooo:paragraph-rsid="00021695"/>
    </style:style>
    <style:style style:name="P2" style:family="paragraph" style:parent-style-name="Standard" style:list-style-name="L1">
      <style:text-properties officeooo:rsid="00021695" officeooo:paragraph-rsid="00021695"/>
    </style:style>
    <style:style style:name="P3" style:family="paragraph" style:parent-style-name="Standard" style:list-style-name="L1">
      <style:text-properties officeooo:rsid="0002b19c" officeooo:paragraph-rsid="0002b19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b19c"/>
    </style:style>
    <style:style style:name="T3" style:family="text">
      <style:text-properties style:text-underline-style="none" officeooo:rsid="0002b1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ant to be able to keep track of the students in my class. I want to know <text:span text:style-name="T1">student ID numbers</text:span>, student’s <text:span text:style-name="T1">first name</text:span> and <text:span text:style-name="T1">last name</text:span>, what <text:span text:style-name="T1">class</text:span> the student is in. Keep track of how many times the student is <text:span text:style-name="T1">tardy</text:span> to the class. Track the number of <text:span text:style-name="T1">hall passes</text:span> the student has used. Does the student have any <text:span text:style-name="T1">behavior warnings.</text:span><text:span text:style-name="T3"> Include </text:span><text:span text:style-name="T2">parent contact info</text:span><text:span text:style-name="T3"> for each student.</text:span></text:p>
      <text:p text:style-name="P1"><text:span text:style-name="T1"/></text:p>
      <text:list xml:id="list971426079" text:style-name="L1">
        <text:list-item>
          <text:p text:style-name="P2"><text:span text:style-name="T1">Classes</text:span></text:p>
        </text:list-item>
        <text:list-item>
          <text:p text:style-name="P2"><text:span text:style-name="T1">Student ID number</text:span></text:p>
        </text:list-item>
        <text:list-item>
          <text:p text:style-name="P2"><text:span text:style-name="T1">First Name</text:span></text:p>
        </text:list-item>
        <text:list-item>
          <text:p text:style-name="P2"><text:span text:style-name="T1">Last Name</text:span></text:p>
        </text:list-item>
        <text:list-item>
          <text:p text:style-name="P2"><text:span text:style-name="T1">Tardy</text:span></text:p>
        </text:list-item>
        <text:list-item>
          <text:p text:style-name="P2"><text:span text:style-name="T1">Hall Pass</text:span></text:p>
        </text:list-item>
        <text:list-item>
          <text:p text:style-name="P2"><text:span text:style-name="T1">Behavior warnings</text:span></text:p>
        </text:list-item>
        <text:list-item>
          <text:p text:style-name="P3"><text:span text:style-name="T1">Parent Contact Inf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096305003</meta:creation-date>
    <dc:date>2021-05-25T14:19:09.105710510</dc:date>
    <meta:editing-duration>PT41M58S</meta:editing-duration>
    <meta:editing-cycles>1</meta:editing-cycles>
    <meta:document-statistic meta:table-count="0" meta:image-count="0" meta:object-count="0" meta:page-count="1" meta:paragraph-count="9" meta:word-count="94" meta:character-count="471" meta:non-whitespace-character-count="394"/>
    <meta:generator>LibreOffice/7.1.2.2$Linux_X86_64 LibreOffice_project/8a45595d069ef5570103caea1b71cc9d82b2aae4</meta:generator>
  </office:meta>
</office:document-meta>
</file>